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qProxTermsWriterPerThread.FreqProxTermsWriterPerThread( TermsHashPerThread per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qProxTermsWriterPerThread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reqProxTermsWriterPerThread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reqProxTermsWriterPerThread.addField( TermsHashPerField termsHashPerField ,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qProxTermsWriterPerThread.finish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